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Moving Magnet Phono Stage</text:span></text:p>
      <text:p text:style-name="Text_20_body">Compact MM phono stage in high quality metal enclosure.</text:p>
      <text:p text:style-name="Standard"/>
      <text:p text:style-name="Standard"/>
      <text:p text:style-name="Text_20_body">The new MM 002 phono preamplifier replaces the renowned MM 001. Developed from the ground up, the MM 002 is a clear step forward, offering excellent Moving Magnet sound quality, and exceptionally low noise levels, at a very affordable price point.</text:p>
      <text:p text:style-name="Text_20_body"><text:span text:style-name="Strong_20_Emphasis">Specification</text:span></text:p>
      <text:list xml:id="list7193100678717823617" text:style-name="L1">
        <text:list-item>
          <text:p text:style-name="P2">Mode Moving Magnet (MM) </text:p>
        </text:list-item>
        <text:list-item>
          <text:p text:style-name="P2">Gain at 1 kHz: 40 dB </text:p>
        </text:list-item>
        <text:list-item>
          <text:p text:style-name="P2">Cartridge matching (input impedance): 47 kOhms + 220 pF fixed </text:p>
        </text:list-item>
        <text:list-item>
          <text:p text:style-name="P2">Frequency response: 10 Hz - 50 kHz (-3 dB) </text:p>
        </text:list-item>
        <text:list-item>
          <text:p text:style-name="P2">RIAA curve accuracy: 0.3 dB max. </text:p>
        </text:list-item>
        <text:list-item>
          <text:p text:style-name="P2">THD+N: &lt;0.015% </text:p>
        </text:list-item>
        <text:list-item>
          <text:p text:style-name="P2">Signal-to-noise-ratio: &gt;86 dB </text:p>
        </text:list-item>
        <text:list-item>
          <text:p text:style-name="P2">Crosstalk: ≧40 dB </text:p>
        </text:list-item>
        <text:list-item>
          <text:p text:style-name="P2">Input sensitivity: 3.14 mVrms for -10 dBV output (316 mVrms) </text:p>
        </text:list-item>
        <text:list-item>
          <text:p text:style-name="P2">Max. output voltage: 498 mVrms at 5 mVrms input (1 kHz) </text:p>
        </text:list-item>
        <text:list-item>
          <text:p text:style-name="P2">Output impedance: 47 Ohms </text:p>
        </text:list-item>
        <text:list-item>
          <text:p text:style-name="P2">Input connections: 1 pair of RCA sockets (left/right) </text:p>
        </text:list-item>
        <text:list-item>
          <text:p text:style-name="P2">Output connections: 1 pair of RCA sockets (left/right) </text:p>
        </text:list-item>
        <text:list-item>
          <text:p text:style-name="P2">Power supply: 24 V DC / 630 mA </text:p>
        </text:list-item>
        <text:list-item>
          <text:p text:style-name="P2">Power consumption: 3.3 W / 15 mA </text:p>
        </text:list-item>
        <text:list-item>
          <text:p text:style-name="P2">Weight: 292 g (not including power supply) </text:p>
        </text:list-item>
        <text:list-item>
          <text:p text:style-name="P1">Dimensions (W x H x D): 100 x 45 x 93 mm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S</meta:editing-duration>
    <meta:editing-cycles>3</meta:editing-cycles>
    <meta:generator>OpenOffice/4.1.1$Win32 OpenOffice.org_project/411m6$Build-9775</meta:generator>
    <dc:date>2018-01-30T20:31:08.40</dc:date>
    <meta:document-statistic meta:table-count="0" meta:image-count="0" meta:object-count="0" meta:page-count="1" meta:paragraph-count="21" meta:word-count="190" meta:character-count="1003"/>
    <dc:creator>Marti </dc:creator>
    <meta:user-defined meta:name="Info 1"/>
    <meta:user-defined meta:name="Info 2"/>
    <meta:user-defined meta:name="Info 3"/>
    <meta:user-defined meta:name="Info 4"/>
  </office:meta>
</office:document-meta>
</file>